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officeooo:rsid="001988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etalltooted eritellimusel: roostevaba teras, alumiinium, must metall.</text:p>
      <text:p text:style-name="P4">------------------------------------ <text:s text:c="2"/><text:span text:style-name="T1">&amp; <text:s/>----------------------------------------</text:span></text:p>
      <text:p text:style-name="P4">Keevitatud metallkonstruktsioonid väikestest objektidest kuni suuremahuliste arhitektuurivormideni.</text:p>
      <text:p text:style-name="P4"/>
      <text:p text:style-name="P4"/>
      <text:p text:style-name="Standard"/>
      <text:p text:style-name="Standard">----------------------------------------------------------------------------------------------------------------------------</text:p>
      <text:p text:style-name="Standard"/>
      <text:p text:style-name="Standard"/>
      <text:p text:style-name="P2">Töö liigid:</text:p>
      <text:p text:style-name="P1"/>
      <text:p text:style-name="P3">Autokere komplektid.<text:line-break/>Kasutame kvaliteetset materjali, mis on aastate jooksul tõestatud.</text:p>
      <text:p text:style-name="P3"/>
      <text:p text:style-name="P3">Trepid ja piirded.<text:line-break/>Annab toale või hoonele elegantse ja ajatu ilme.</text:p>
      <text:p text:style-name="P3"/>
      <text:p text:style-name="P3">Seg<text:span text:style-name="T1">u</text:span>.<text:line-break/>Erikonteinerid, bussipeatused, ventilatsiooniühendused, autode summutid jne.</text:p>
      <text:p text:style-name="P3"/>
      <text:p text:style-name="P3">Vaatetornid ja mööbel.<text:line-break/>Vaatetornid, kuurid, visiirid, majapidamishooned, maalettruumid ja dušid.</text:p>
      <text:p text:style-name="P3"/>
      <text:p text:style-name="P3">Rõdu piirded.<text:line-break/>Need loovad hoone täieliku ja korrektse arhitektuurilise välimuse.</text:p>
      <text:p text:style-name="P3"/>
      <text:p text:style-name="P3">Grill.<text:line-break/>Mis tahes keerukus ja konfiguratsioon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6:04:12.236000000</meta:creation-date>
    <meta:generator>LibreOffice/7.0.1.2$Windows_X86_64 LibreOffice_project/7cbcfc562f6eb6708b5ff7d7397325de9e764452</meta:generator>
    <dc:date>2021-10-04T16:13:29.189000000</dc:date>
    <meta:editing-duration>PT9M17S</meta:editing-duration>
    <meta:editing-cycles>1</meta:editing-cycles>
    <meta:document-statistic meta:table-count="0" meta:image-count="0" meta:object-count="0" meta:page-count="1" meta:paragraph-count="11" meta:word-count="74" meta:character-count="843" meta:non-whitespace-character-count="777"/>
  </office:meta>
</office:document-meta>
</file>